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Menlo" svg:font-family="Menl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paragraph-rsid="002004b1"/>
    </style:style>
    <style:style style:name="P2" style:family="paragraph" style:parent-style-name="Text_20_body">
      <style:text-properties officeooo:rsid="002004b1" officeooo:paragraph-rsid="002004b1"/>
    </style:style>
    <style:style style:name="P3" style:family="paragraph" style:parent-style-name="Text_20_body">
      <style:text-properties officeooo:rsid="00222fd7" officeooo:paragraph-rsid="00222fd7"/>
    </style:style>
    <style:style style:name="P4" style:family="paragraph" style:parent-style-name="Text_20_body">
      <style:text-properties officeooo:rsid="00244bce" officeooo:paragraph-rsid="0026c70c"/>
    </style:style>
    <style:style style:name="P5" style:family="paragraph" style:parent-style-name="Text_20_body">
      <style:text-properties officeooo:rsid="00277158" officeooo:paragraph-rsid="00277158"/>
    </style:style>
    <style:style style:name="P6" style:family="paragraph" style:parent-style-name="Text_20_body">
      <style:text-properties officeooo:rsid="0028d6a9" officeooo:paragraph-rsid="0028d6a9"/>
    </style:style>
    <style:style style:name="P7" style:family="paragraph" style:parent-style-name="Text_20_body">
      <style:text-properties officeooo:rsid="002a36d2" officeooo:paragraph-rsid="002a36d2"/>
    </style:style>
    <style:style style:name="P8" style:family="paragraph" style:parent-style-name="Text_20_body">
      <style:text-properties officeooo:rsid="002b877c" officeooo:paragraph-rsid="002b877c"/>
    </style:style>
    <style:style style:name="P9" style:family="paragraph" style:parent-style-name="Text_20_body">
      <style:text-properties officeooo:rsid="002b877c" officeooo:paragraph-rsid="003152f6"/>
    </style:style>
    <style:style style:name="P10" style:family="paragraph" style:parent-style-name="Text_20_body">
      <style:text-properties officeooo:rsid="0021e59b" officeooo:paragraph-rsid="00244bce"/>
    </style:style>
    <style:style style:name="P11" style:family="paragraph" style:parent-style-name="Text_20_body">
      <style:text-properties officeooo:rsid="002e8a84" officeooo:paragraph-rsid="002e8a84"/>
    </style:style>
    <style:style style:name="P12" style:family="paragraph" style:parent-style-name="Text_20_body">
      <style:text-properties officeooo:rsid="002de9ab" officeooo:paragraph-rsid="003152f6"/>
    </style:style>
    <style:style style:name="P13" style:family="paragraph" style:parent-style-name="Text_20_body">
      <style:text-properties officeooo:rsid="0032e1f2" officeooo:paragraph-rsid="0032e1f2"/>
    </style:style>
    <style:style style:name="P14" style:family="paragraph" style:parent-style-name="Code">
      <style:text-properties officeooo:paragraph-rsid="003152f6"/>
    </style:style>
    <style:style style:name="P15" style:family="paragraph" style:parent-style-name="Title" style:master-page-name="First_20_Page">
      <style:paragraph-properties style:page-number="auto"/>
    </style:style>
    <style:style style:name="P16" style:family="paragraph" style:parent-style-name="Heading_20_1" style:list-style-name=""/>
    <style:style style:name="P17" style:family="paragraph" style:parent-style-name="Heading_20_1">
      <style:text-properties officeooo:rsid="0026c70c"/>
    </style:style>
    <style:style style:name="P18" style:family="paragraph" style:parent-style-name="Heading_20_1">
      <style:text-properties officeooo:rsid="0026c70c" officeooo:paragraph-rsid="0026c70c"/>
    </style:style>
    <style:style style:name="P19" style:family="paragraph" style:parent-style-name="Heading_20_1">
      <style:text-properties officeooo:rsid="0035837f" officeooo:paragraph-rsid="0035837f"/>
    </style:style>
    <style:style style:name="P20" style:family="paragraph" style:parent-style-name="Heading_20_1">
      <style:paragraph-properties fo:break-before="page"/>
      <style:text-properties officeooo:rsid="002255a7" officeooo:paragraph-rsid="002255a7"/>
    </style:style>
    <style:style style:name="P21" style:family="paragraph" style:parent-style-name="Contents_20_Heading" style:master-page-name="Standard">
      <style:paragraph-properties style:page-number="1" fo:break-before="page"/>
    </style:style>
    <style:style style:name="P2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4" style:family="paragraph" style:parent-style-name="Bibliography_20_1">
      <style:paragraph-properties>
        <style:tab-stops/>
      </style:paragraph-properties>
    </style:style>
    <style:style style:name="P25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6" style:family="paragraph" style:parent-style-name="Text_20_body" style:list-style-name="L1">
      <style:text-properties officeooo:rsid="00277158" officeooo:paragraph-rsid="00277158"/>
    </style:style>
    <style:style style:name="P27" style:family="paragraph" style:parent-style-name="Text_20_body" style:list-style-name="L2">
      <style:text-properties officeooo:rsid="002e8a84" officeooo:paragraph-rsid="002e8a84"/>
    </style:style>
    <style:style style:name="P28" style:family="paragraph" style:parent-style-name="Text_20_body" style:list-style-name="L3">
      <style:text-properties officeooo:rsid="0028d6a9" officeooo:paragraph-rsid="0028d6a9"/>
    </style:style>
    <style:style style:name="P29" style:family="paragraph" style:parent-style-name="Text_20_body">
      <style:text-properties officeooo:rsid="0035837f" officeooo:paragraph-rsid="0036d2e5"/>
    </style:style>
    <style:style style:name="T1" style:family="text">
      <style:text-properties officeooo:rsid="002255a7"/>
    </style:style>
    <style:style style:name="T2" style:family="text">
      <style:text-properties officeooo:rsid="0026c70c"/>
    </style:style>
    <style:style style:name="T3" style:family="text">
      <style:text-properties officeooo:rsid="003152f6"/>
    </style:style>
    <style:style style:name="T4" style:family="text">
      <style:text-properties officeooo:rsid="0036d2e5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2">Implementation - Rypto</text:span><text:line-break/><text:date style:data-style-name="N10076" text:date-value="2017-04-11T11:19:16.859144149">April 11, 2017</text:date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1">Table of Contents</text:p>
          </text:index-title>
          <text:p text:style-name="P22"><text:a xlink:type="simple" xlink:href="#__RefHeading___Toc114_700232704" text:style-name="Index_20_Link" text:visited-style-name="Index_20_Link">Preface<text:tab/>2</text:a></text:p>
          <text:p text:style-name="P22"><text:a xlink:type="simple" xlink:href="#__RefHeading___Toc97_1780184291" text:style-name="Index_20_Link" text:visited-style-name="Index_20_Link">General structure<text:tab/>2</text:a></text:p>
          <text:p text:style-name="P22"><text:a xlink:type="simple" xlink:href="#__RefHeading___Toc290_762436818" text:style-name="Index_20_Link" text:visited-style-name="Index_20_Link">Tool chain<text:tab/>2</text:a></text:p>
          <text:p text:style-name="P22"><text:a xlink:type="simple" xlink:href="#__RefHeading___Toc99_512451262" text:style-name="Index_20_Link" text:visited-style-name="Index_20_Link">Library aes<text:tab/>2</text:a></text:p>
          <text:p text:style-name="P23"><text:a xlink:type="simple" xlink:href="#__RefHeading___Toc101_512451262" text:style-name="Index_20_Link" text:visited-style-name="Index_20_Link">Types<text:tab/>2</text:a></text:p>
          <text:p text:style-name="P23"><text:a xlink:type="simple" xlink:href="#__RefHeading___Toc103_512451262" text:style-name="Index_20_Link" text:visited-style-name="Index_20_Link">Functions<text:tab/>3</text:a></text:p>
          <text:p text:style-name="P25"><text:a xlink:type="simple" xlink:href="#__RefHeading___Toc292_762436818" text:style-name="Index_20_Link" text:visited-style-name="Index_20_Link">AES_KeyExpansion<text:tab/>3</text:a></text:p>
          <text:p text:style-name="P25"><text:a xlink:type="simple" xlink:href="#__RefHeading___Toc294_762436818" text:style-name="Index_20_Link" text:visited-style-name="Index_20_Link">AES_encrypt<text:tab/>3</text:a></text:p>
          <text:p text:style-name="P25"><text:a xlink:type="simple" xlink:href="#__RefHeading___Toc296_762436818" text:style-name="Index_20_Link" text:visited-style-name="Index_20_Link">AES_decrypt<text:tab/>3</text:a></text:p>
          <text:p text:style-name="P22"><text:a xlink:type="simple" xlink:href="#__RefHeading___Toc211_1798693468" text:style-name="Index_20_Link" text:visited-style-name="Index_20_Link">Main program – rypto<text:tab/>3</text:a></text:p>
          <text:p text:style-name="P22"><text:a xlink:type="simple" xlink:href="#__RefHeading___Toc105_512451262" text:style-name="Index_20_Link" text:visited-style-name="Index_20_Link">Performance<text:tab/>3</text:a></text:p>
          <text:p text:style-name="P22"><text:a xlink:type="simple" xlink:href="#__RefHeading___Toc107_512451262" text:style-name="Index_20_Link" text:visited-style-name="Index_20_Link">Missing features, possible new features<text:tab/>3</text:a></text:p>
        </text:index-body>
      </text:table-of-content>
      <text:p text:style-name="Text_20_body"/>
      <text:h text:style-name="P16" text:outline-level="1"/>
      <text:h text:style-name="P20" text:outline-level="1"><text:bookmark-start text:name="__RefHeading___Toc114_700232704"/>Preface<text:bookmark-end text:name="__RefHeading___Toc114_700232704"/></text:h>
      <text:p text:style-name="P3"><text:span text:style-name="T1">"</text:span>Tietorakenteet ja algoritmit<text:span text:style-name="T1">"</text:span> – <text:span text:style-name="T1">excercise</text:span>.</text:p>
      <text:p text:style-name="P2">Rypto <text:span text:style-name="T1">is a software, which can encrypt and decrypt.</text:span></text:p>
      <text:h text:style-name="P17" text:outline-level="1"><text:bookmark-start text:name="__RefHeading___Toc97_1780184291"/>General structure<text:bookmark-end text:name="__RefHeading___Toc97_1780184291"/></text:h>
      <text:p text:style-name="P5">Software is comprised of the following main components:</text:p>
      <text:list xml:id="list1005216843578262535" text:style-name="L1">
        <text:list-item>
          <text:p text:style-name="P26">Library aes – all of the AES-related functionality</text:p>
        </text:list-item>
        <text:list-item>
          <text:p text:style-name="P26">Executable rypto – user interface</text:p>
        </text:list-item>
        <text:list-item>
          <text:p text:style-name="P26">Test cases – CUnit format</text:p>
        </text:list-item>
      </text:list>
      <text:h text:style-name="Heading_20_1" text:outline-level="1"><text:bookmark-start text:name="__RefHeading___Toc290_762436818"/>Tool chain<text:bookmark-end text:name="__RefHeading___Toc290_762436818"/></text:h>
      <text:p text:style-name="P11">To build the project, the following are needed:</text:p>
      <text:list xml:id="list1030593566790678951" text:style-name="L2">
        <text:list-item>
          <text:p text:style-name="P27">gradle tool</text:p>
        </text:list-item>
        <text:list-item>
          <text:p text:style-name="P27">C compiler with standard libraries</text:p>
        </text:list-item>
      </text:list>
      <text:p text:style-name="P11">Development environment was MacBook Pro, running macOS Sierra Version 10.12.3. The gradle tool and gcc C compiler were installed from Homebrew.</text:p>
      <text:h text:style-name="Heading_20_1" text:outline-level="1"><text:bookmark-start text:name="__RefHeading___Toc99_512451262"/>Library aes<text:bookmark-end text:name="__RefHeading___Toc99_512451262"/></text:h>
      <text:p text:style-name="P6">In the library, the helper functions are also visible to facilitate unit testing. All exported symbols begin with AES_ .</text:p>
      <text:p text:style-name="P6">The source code of the library is in two files: aes.c and aes.h.</text:p>
      <text:p text:style-name="P6">If the library is used in a source file, then file aes.h must be included.</text:p>
      <text:p text:style-name="P7">The constants (like AES_S_Box array) were extracted from<text:bibliography-mark text:identifier="FIPS197" text:bibliography-type="manual" text:author="U.S. Department of Commerce/National Institute of Standards and Technology" text:title="Federal Information Processing Standard, FIPS PUB 197 Advanced Encryption Standard (AES)" text:year="2001">[FIPS197]</text:bibliography-mark>, unless otherwise mentioned.</text:p>
      <text:p text:style-name="P7">The Galois multiplication table AES_g_m was extracted from<text:bibliography-mark text:identifier="WIKI001" text:bibliography-type="www" text:author="Wikipedia" text:publisher="Wikipedia" text:title="Rijndael mix columns" text:year="2017" text:url="https://en.wikipedia.org/wiki/Rijndael_mix_columns">[WIKI001]</text:bibliography-mark>.</text:p>
      <text:p text:style-name="P13">The following implementations were viewed before starting implementation: <text:bibliography-mark text:identifier="GITHUB01" text:bibliography-type="www" text:author="kokke" text:publisher="GitHub" text:title="Small portable AES128 in C " text:year="2017" text:url="https://github.com/kokke/tiny-AES128-C">[GITHUB01]</text:bibliography-mark>, <text:bibliography-mark text:identifier="GITHUB02" text:bibliography-type="www" text:author="Huertas, Dani" text:publisher="GitHub" text:title="AES algorithm implementation in C" text:year="2016" text:url="https://github.com/dhuertas/AES">[GITHUB02]</text:bibliography-mark>, <text:bibliography-mark text:identifier="CONTE01" text:bibliography-type="www" text:author="Conte, Brad" text:publisher="Conte, Brad" text:title="Implementation of AES in C" text:year="2006" text:url="http://bradconte.com/aes_c">[CONTE01]</text:bibliography-mark>.</text:p>
      <text:h text:style-name="Heading_20_2" text:outline-level="2"><text:bookmark-start text:name="__RefHeading___Toc101_512451262"/>Types<text:bookmark-end text:name="__RefHeading___Toc101_512451262"/></text:h>
      <text:p text:style-name="P6">Two types are defined: </text:p>
      <text:list xml:id="list5362769673860111534" text:style-name="L3">
        <text:list-item>
          <text:p text:style-name="P28">AES_byte (8-bit unsigned integer)</text:p>
        </text:list-item>
        <text:list-item>
          <text:p text:style-name="P28">AES_word (32-bit unsigned integer)</text:p>
        </text:list-item>
      </text:list>
      <text:h text:style-name="Heading_20_2" text:outline-level="2"><text:bookmark-start text:name="__RefHeading___Toc103_512451262"/><text:soft-page-break/>Functions<text:bookmark-end text:name="__RefHeading___Toc103_512451262"/></text:h>
      <text:h text:style-name="Heading_20_3" text:outline-level="3"><text:bookmark-start text:name="__RefHeading___Toc292_762436818"/>AES_KeyExpansion<text:bookmark-end text:name="__RefHeading___Toc292_762436818"/></text:h>
      <text:p text:style-name="P14">void AES_KeyExpansion(AES_byte *key,<text:line-break/> <text:s text:c="21"/>AES_word *w)</text:p>
      <text:p text:style-name="P9"><text:span text:style-name="T3">E</text:span>xpands a given key (128 bits, 16 bytes) to an AES Key Schedule (11 x 4 words). Must be done before encryption or decryption.</text:p>
      <text:h text:style-name="Heading_20_3" text:outline-level="3"><text:bookmark-start text:name="__RefHeading___Toc294_762436818"/>AES_encrypt<text:bookmark-end text:name="__RefHeading___Toc294_762436818"/></text:h>
      <text:p text:style-name="Code">void AES_encrypt(AES_byte *plaintext, <text:line-break/> <text:s text:c="16"/>AES_byte *ciphertext, <text:line-break/> <text:s text:c="16"/>AES_word *w)</text:p>
      <text:p text:style-name="P12"><text:span text:style-name="T3">E</text:span>ncrypts one block (16 bytes) with an AES Key Schedule.</text:p>
      <text:h text:style-name="Heading_20_3" text:outline-level="3"><text:bookmark-start text:name="__RefHeading___Toc296_762436818"/>AES_decrypt<text:bookmark-end text:name="__RefHeading___Toc296_762436818"/></text:h>
      <text:p text:style-name="P14">void AES_decrypt(AES_byte *plaintext, <text:line-break/> <text:s text:c="16"/>AES_byte *ciphertext, <text:line-break/> <text:s text:c="16"/>AES_word *w)</text:p>
      <text:p text:style-name="P12"><text:span text:style-name="T3">D</text:span>ecrypts one block (16 bytes) with an AES Key Schedule.</text:p>
      <text:h text:style-name="P19" text:outline-level="1"><text:bookmark-start text:name="__RefHeading___Toc211_1798693468"/>Main program – rypto<text:bookmark-end text:name="__RefHeading___Toc211_1798693468"/></text:h>
      <text:p text:style-name="P29">The main program uses the above mentioned functions to encrypt and decrypt a file. </text:p>
      <text:p text:style-name="P29">In addition, it implements PKCS#7 padding<text:bibliography-mark text:identifier="WIKI003" text:bibliography-type="www" text:author="Wikipedia" text:chapter="PKCS#7" text:publisher="Wikipedia" text:title="Padding (cryptography)" text:year="2017" text:url="https://en.wikipedia.org/wiki/Padding_%28cryptography%29#PKCS7">[WIKI003]</text:bibliography-mark>. <text:span text:style-name="T4">This is also what the used reference implementation</text:span><text:span text:style-name="T4"><text:bibliography-mark text:identifier="OPENSSL" text:bibliography-type="www" text:author="OpenSSL Software Foundation" text:publisher="OpenSSL Software Foundation" text:title="OpenSSLCryptography and SSL/TLS Toolkit" text:year="2016" text:url="https://www.openssl.org/">[OPENSSL]</text:bibliography-mark></text:span><text:span text:style-name="T4"> does.</text:span></text:p>
      <text:h text:style-name="Heading_20_1" text:outline-level="1"><text:bookmark-start text:name="__RefHeading___Toc105_512451262"/>Performance<text:bookmark-end text:name="__RefHeading___Toc105_512451262"/></text:h>
      <text:p text:style-name="P4">Space efficiency: Used space is constant.</text:p>
      <text:p text:style-name="P4">Time efficiency: O(N)</text:p>
      <text:h text:style-name="P18" text:outline-level="1"><text:bookmark-start text:name="__RefHeading___Toc107_512451262"/>Missing features, possible new features<text:bookmark-end text:name="__RefHeading___Toc107_512451262"/></text:h>
      <text:p text:style-name="P8">Other key sizes than 128. Other operation modes besides ECB.</text:p>
      <text:p text:style-name="P10"/>
      <text:p text:style-name="P1"/>
      <text:bibliography text:style-name="Sect1" text:protected="true" text:name="Bibliography1">
        <text:bibliography-source>
          <text:index-title-template text:style-name="Bibliography_20_Heading">References</text:index-title-template>
          <text:bibliography-entry-template text:bibliography-type="article" text:style-name="Bibliography_20_1"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book" text:style-name="Bibliography_20_1"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booklet" text:style-name="Bibliography_20_1"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onference" text:style-name="Bibliography_20_1"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1" text:style-name="Bibliography_20_1"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2" text:style-name="Bibliography_20_1"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3" text:style-name="Bibliography_20_1"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4" text:style-name="Bibliography_20_1"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5" text:style-name="Bibliography_20_1"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email" text:style-name="Bibliography_20_1"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book" text:style-name="Bibliography_20_1"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collection" text:style-name="Bibliography_20_1"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proceedings" text:style-name="Bibliography_20_1"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journal" text:style-name="Bibliography_20_1"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anual" text:style-name="Bibliography_20_1"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astersthesis" text:style-name="Bibliography_20_1"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isc" text:style-name="Bibliography_20_1"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phdthesis" text:style-name="Bibliography_20_1"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proceedings" text:style-name="Bibliography_20_1"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techreport" text:style-name="Bibliography_20_1"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unpublished" text:style-name="Bibliography_20_1"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www" text:style-name="Bibliography_20_1"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References</text:p>
          </text:index-title>
          <text:p text:style-name="P24">FIPS197: U.S. Department of Commerce/National Institute of Standards and Technology, Federal Information Processing Standard, FIPS PUB 197 Advanced Encryption Standard (AES), 2001</text:p>
          <text:p text:style-name="P24">WIKI001: Wikipedia, Rijndael mix columns, 2017, https://en.wikipedia.org/wiki/Rijndael_mix_columns</text:p>
          <text:p text:style-name="P24">GITHUB01: kokke, Small portable AES128 in C , 2017, https://github.com/kokke/tiny-AES128-C</text:p>
          <text:p text:style-name="P24">GITHUB02: Huertas, Dani, AES algorithm implementation in C, 2016, https://github.com/dhuertas/AES</text:p>
          <text:p text:style-name="P24">CONTE01: Conte, Brad, Implementation of AES in C, 2006, http://bradconte.com/aes_c</text:p>
          <text:p text:style-name="P24">WIKI003: Wikipedia, Padding (cryptography), 2017, https://en.wikipedia.org/wiki/Padding_%28cryptography%29#PKCS7</text:p>
          <text:p text:style-name="P24">OPENSSL: OpenSSL Software Foundation, OpenSSLCryptography and SSL/TLS Toolkit, 2016, https://www.openssl.org/</text:p>
        </text:index-body>
      </text:bibliography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Menlo" svg:font-family="Menl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de" style:family="paragraph" style:parent-style-name="Text_20_body" style:next-style-name="Text_20_body">
      <style:text-properties style:font-name="Menlo" fo:font-family="Menlo" style:font-style-name="Regular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09T13:30:56.561978000</meta:creation-date>
    <dc:date>2017-04-11T11:19:16.778809000</dc:date>
    <dc:creator>Riku Kalinen</dc:creator>
    <meta:editing-duration>PT1H23M</meta:editing-duration>
    <meta:editing-cycles>20</meta:editing-cycles>
    <meta:generator>LibreOffice/5.1.4.2$MacOSX_X86_64 LibreOffice_project/f99d75f39f1c57ebdd7ffc5f42867c12031db97a</meta:generator>
    <meta:document-statistic meta:table-count="0" meta:image-count="0" meta:object-count="0" meta:page-count="6" meta:paragraph-count="64" meta:word-count="419" meta:character-count="3151" meta:non-whitespace-character-count="2701"/>
  </office:meta>
</office:document-meta>
</file>